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officeooo:paragraph-rsid="00469e73"/>
    </style:style>
    <style:style style:name="P132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71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79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80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8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8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8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8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8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8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8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9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9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9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93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94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95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96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97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99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00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01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02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03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04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05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06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07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08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1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1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12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13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14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22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22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style:style style:name="T81" style:family="text">
      <style:text-properties officeooo:rsid="008047df"/>
    </style:style>
    <style:style style:name="T82" style:family="text">
      <style:text-properties officeooo:rsid="008157fc"/>
    </style:style>
    <style:style style:name="T83" style:family="text">
      <style:text-properties officeooo:rsid="0081c9a7"/>
    </style:style>
    <style:style style:name="T84" style:family="text">
      <style:text-properties officeooo:rsid="0082b1ae"/>
    </style:style>
    <style:style style:name="T85" style:family="text">
      <style:text-properties officeooo:rsid="00840774"/>
    </style:style>
    <style:style style:name="T86" style:family="text">
      <style:text-properties officeooo:rsid="008531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4"/>
      <text:p text:style-name="P34">Presentació assignatura</text:p>
      <text:p text:style-name="P44">Comentem web assignatura</text:p>
      <text:p text:style-name="P57">Comentem unitats </text:p>
      <text:list xml:id="list2744962184511870575" text:style-name="L1">
        <text:list-item>
          <text:p text:style-name="P179"><text:a xlink:type="simple" xlink:href="https://paulinoposada.github.io/web_e/web_e_2425/documents/apunts/unitat_1_ley_ohm/e_apunts_ud_1_1_gs.pdf">1.1 Circuit elèctric</text:a></text:p>
        </text:list-item>
        <text:list-item>
          <text:p text:style-name="P179"><text:a xlink:type="simple" xlink:href="https://paulinoposada.github.io/web_e/web_e_2425/documents/apunts/unitat_1_ley_ohm/e_apunts_ud_1_2_gs.pdf">1.2 Llei d'ohm</text:a></text:p>
        </text:list-item>
        <text:list-item>
          <text:p text:style-name="P179"><text:a xlink:type="simple" xlink:href="https://paulinoposada.github.io/web_e/web_e_2425/documents/apunts/unitat_2_seguridad/e_apunts_ud_2_1_gs.pdf">2 Seguretat</text:a></text:p>
        </text:list-item>
        <text:list-item>
          <text:p text:style-name="P179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80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4"/>
      <text:p text:style-name="P44"/>
      <text:p text:style-name="P3">Di<text:span text:style-name="T3">jous</text:span><text:tab/><text:tab/><text:tab/><text:tab/>2<text:span text:style-name="T3">6</text:span>/09/2<text:span text:style-name="T1">4</text:span></text:p>
      <text:p text:style-name="P35"/>
      <text:p text:style-name="P45">Comentem </text:p>
      <text:list xml:id="list3848599689437387220" text:style-name="L2">
        <text:list-item>
          <text:p text:style-name="P181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98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81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8"/>
      <text:p text:style-name="P58"/>
      <text:p text:style-name="P4">Di<text:span text:style-name="T5">vendres</text:span><text:tab/><text:tab/><text:tab/>2<text:span text:style-name="T5">7</text:span>/09/2<text:span text:style-name="T1">4</text:span></text:p>
      <text:p text:style-name="P36"/>
      <text:p text:style-name="P46">Comentem </text:p>
      <text:list xml:id="list134646261336385" text:continue-numbering="true" text:style-name="L2">
        <text:list-item>
          <text:p text:style-name="P182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4"/>
      <text:p text:style-name="P64"/>
      <text:p text:style-name="P64"/>
      <text:p text:style-name="P64"/>
      <text:p text:style-name="P6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6"/>
      <text:p text:style-name="P59">Comentem <text:s/></text:p>
      <text:list xml:id="list134646379543649" text:continue-list="list2744962184511870575" text:style-name="L1">
        <text:list-item>
          <text:p text:style-name="P183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84">Programa de simulació Cade Simu</text:p>
        </text:list-item>
      </text:list>
      <text:p text:style-name="P46"/>
      <text:p text:style-name="P46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6"/>
      <text:p text:style-name="P46">Comentem </text:p>
      <text:list xml:id="list1396227226888029942" text:style-name="L3">
        <text:list-item>
          <text:p text:style-name="P193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99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99">Baixem al taller i comentem connexió font d'alimentació de PC que utilitzarem per les pràctiques de cc.</text:p>
          <text:p text:style-name="P200"><text:s/></text:p>
        </text:list-item>
      </text:list>
      <text:p text:style-name="P59"/>
      <text:p text:style-name="P59"/>
      <text:p text:style-name="P171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6"/>
      <text:p text:style-name="P46">Comentem </text:p>
      <text:list xml:id="list134645772896624" text:continue-numbering="true" text:style-name="L3">
        <text:list-item>
          <text:p text:style-name="P207">Baixem al taller i feim practiques amb circuits pont.</text:p>
        </text:list-item>
      </text:list>
      <text:p text:style-name="P65"/>
      <text:p text:style-name="P65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7"/>
      <text:p text:style-name="P60">Comentem <text:s/></text:p>
      <text:list xml:id="list134645801204053" text:continue-list="list134646379543649" text:style-name="L1">
        <text:list-item>
          <text:p text:style-name="P185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85"/>
        </text:list-item>
      </text:list>
      <text:p text:style-name="P47"/>
      <text:p text:style-name="P47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7"/>
      <text:p text:style-name="P47">Comentem </text:p>
      <text:list xml:id="list6107683141502917991" text:style-name="L4">
        <text:list-item>
          <text:p text:style-name="P208">Comentem pràctica Wheatstone amb dos diodes, corrent per la diagonal en els següents casos: </text:p>
          <text:p text:style-name="P208">cas 1: potenciòmetre a màxima resistència </text:p>
          <text:p text:style-name="P208">cas 2: potenciòmetre a resistència igual a R3</text:p>
          <text:p text:style-name="P208">cas 3: potenciòmetrea a mínima resistència</text:p>
        </text:list-item>
        <text:list-item>
          <text:p text:style-name="P194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08"/>
          <text:p text:style-name="P201"><text:s/></text:p>
        </text:list-item>
      </text:list>
      <text:p text:style-name="P60"/>
      <text:p text:style-name="P60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7"/>
      <text:p text:style-name="P47">Comentem </text:p>
      <text:list xml:id="list134645196637078" text:continue-numbering="true" text:style-name="L4">
        <text:list-item>
          <text:p text:style-name="P194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6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8"/>
      <text:p text:style-name="P61">Comentem <text:s/></text:p>
      <text:list xml:id="list134645760566720" text:continue-list="list134645801204053" text:style-name="L1">
        <text:list-item>
          <text:p text:style-name="P186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86"/>
        </text:list-item>
      </text:list>
      <text:p text:style-name="P48"/>
      <text:p text:style-name="P48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8"/>
      <text:p text:style-name="P48">Comentem </text:p>
      <text:list xml:id="list2296398007204173006" text:style-name="L5">
        <text:list-item>
          <text:p text:style-name="P210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10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09"/>
          <text:p text:style-name="P202"><text:s/></text:p>
        </text:list-item>
      </text:list>
      <text:p text:style-name="P61"/>
      <text:p text:style-name="P61"/>
      <text:p text:style-name="P6"/>
      <text:p text:style-name="P172">Di<text:span text:style-name="T5">vendres</text:span><text:tab/><text:tab/><text:tab/><text:span text:style-name="T8">18</text:span>/<text:span text:style-name="T6">10</text:span>/2<text:span text:style-name="T1">4</text:span></text:p>
      <text:p text:style-name="P38"/>
      <text:p text:style-name="P48">Comentem </text:p>
      <text:list xml:id="list134645550841277" text:continue-numbering="true" text:style-name="L5">
        <text:list-item>
          <text:p text:style-name="P213">Comentem <text:a xlink:type="simple" xlink:href="https://paulinoposada.github.io/web_e/web_e_2425/documents/ta.pdf">tasca 5</text:a>.</text:p>
        </text:list-item>
        <text:list-item>
          <text:p text:style-name="P211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9"/>
      <text:p text:style-name="P69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9"/>
      <text:p text:style-name="P62">Comentem <text:s/></text:p>
      <text:list xml:id="list134646822359483" text:continue-list="list134645760566720" text:style-name="L1">
        <text:list-item>
          <text:p text:style-name="P212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87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87"/>
        </text:list-item>
      </text:list>
      <text:p text:style-name="P49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9"/>
      <text:list xml:id="list8529417152939738227" text:style-name="L6">
        <text:list-item>
          <text:p text:style-name="P195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03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31"><text:span text:style-name="T21">Comencem a comentar apartat 1.2 </text:span><text:span text:style-name="T50">La derivada y ejemplos de tensiones variables </text:span><text:span text:style-name="T51">(fins pàg. 13)</text:span></text:p>
      <text:p text:style-name="P133">Comentem exercici 1.2-1</text:p>
      <text:p text:style-name="P132"/>
      <text:p text:style-name="P132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40"/>
      <text:p text:style-name="P63">Comentem <text:s/></text:p>
      <text:list xml:id="list134647062450441" text:continue-list="list134646822359483" text:style-name="L1">
        <text:list-item>
          <text:p text:style-name="P214">Treball autònom 9</text:p>
        </text:list-item>
        <text:list-item>
          <text:p text:style-name="P222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88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89"/>
        </text:list-item>
      </text:list>
      <text:p text:style-name="P50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70"/>
      <text:p text:style-name="P70">Lliure triat pel centre</text:p>
      <text:list xml:id="list8639431402325515273" text:style-name="L7">
        <text:list-header>
          <text:p text:style-name="P204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70">Tots Sants</text:p>
      <text:p text:style-name="P9"/>
      <text:p text:style-name="P150"/>
      <text:p text:style-name="P150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41"/>
      <text:p text:style-name="P71"><text:a xlink:type="simple" xlink:href="https://paulinoposada.github.io/web_e/web_e_2425/documents/examens/241106_ome_map33a_examen_sol.pdf">Examen</text:a></text:p>
      <text:list xml:id="list134646231350714" text:continue-list="list134647062450441" text:style-name="L1">
        <text:list-header>
          <text:p text:style-name="P190"/>
        </text:list-header>
      </text:list>
      <text:p text:style-name="P51"/>
      <text:p text:style-name="P10"/>
      <text:p text:style-name="P173">Di<text:span text:style-name="T3">jous</text:span><text:tab/><text:tab/><text:tab/><text:tab/><text:span text:style-name="T54">07</text:span>/<text:span text:style-name="T6">11</text:span>/2<text:span text:style-name="T1">4</text:span></text:p>
      <text:p text:style-name="P51"/>
      <text:list xml:id="list8116212604687407415" text:style-name="L8">
        <text:list-item>
          <text:p text:style-name="P196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05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50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51"/>
      <text:p text:style-name="P151"/>
      <text:p text:style-name="P151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2"/>
      <text:p text:style-name="P127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34646894447292" text:continue-list="list134646231350714" text:style-name="L1">
        <text:list-header>
          <text:p text:style-name="P191"/>
        </text:list-header>
      </text:list>
      <text:p text:style-name="P52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2"/>
      <text:p text:style-name="P72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3">Terminat de comentar l'apartat 1.3 Capacidad de un condensador. </text:p>
      <text:p text:style-name="P74">Comentat apartat 1.4 Conexión serie/paralelo de condensadores</text:p>
      <text:p text:style-name="P75">Comentat apartat 1.5 Condensadores en la práctica</text:p>
      <text:p text:style-name="P75">Començat a comentar l'exercici 1.4-3 pàg. 36</text:p>
      <text:p text:style-name="P74"/>
      <text:list xml:id="list3642790087448471931" text:style-name="L9">
        <text:list-header>
          <text:p text:style-name="P197"/>
          <text:p text:style-name="P206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9">Comentat exercici <text:span text:style-name="T57">l'exercici 1.4-3 pàg. 36 </text:span>i treball <text:a xlink:type="simple" xlink:href="https://paulinoposada.github.io/web_e/web_e_2425/documents/ta/ta_11.pdf">autònom 11</text:a>.</text:p>
      <text:p text:style-name="P79"/>
      <text:p text:style-name="P79"/>
      <text:p text:style-name="P152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3"/>
      <text:p text:style-name="P84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4"/>
      <text:p text:style-name="P84">Començat amb <text:a xlink:type="simple" xlink:href="https://paulinoposada.github.io/web_e/web_e_2425/documents/apunts/unitat_6_magnetisme/e_apunts_ud_6_gs.pdf">unitat 6</text:a>.</text:p>
      <text:p text:style-name="P84">Comentat apartat 1.1 Imanes permanentes.</text:p>
      <text:p text:style-name="P85">Comentat apartat 1.<text:span text:style-name="T59">2</text:span> <text:span text:style-name="T59">Electromagnetismo</text:span>.</text:p>
      <text:p text:style-name="P127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34646871227649" text:continue-list="list134646894447292" text:style-name="L1">
        <text:list-header>
          <text:p text:style-name="P192"/>
        </text:list-header>
      </text:list>
      <text:p text:style-name="P53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6"/>
      <text:p text:style-name="P86">Co<text:span text:style-name="T60">ntinuat</text:span> amb <text:a xlink:type="simple" xlink:href="https://paulinoposada.github.io/web_e/web_e_2425/documents/apunts/unitat_6_magnetisme/e_apunts_ud_6_gs.pdf">unitat 6</text:a>.</text:p>
      <text:p text:style-name="P96">Comentat apartat 1.4 Permeabilidad y saturación</text:p>
      <text:p text:style-name="P14"/>
      <text:p text:style-name="P14"/>
      <text:p text:style-name="P14"/>
      <text:p text:style-name="P174">Di<text:span text:style-name="T5">vendres</text:span><text:tab/><text:tab/><text:tab/><text:span text:style-name="T58">22</text:span>/<text:span text:style-name="T6">11</text:span>/2<text:span text:style-name="T1">4</text:span></text:p>
      <text:p text:style-name="P86"/>
      <text:p text:style-name="P86">Co<text:span text:style-name="T60">ntinuat</text:span> amb <text:a xlink:type="simple" xlink:href="https://paulinoposada.github.io/web_e/web_e_2425/documents/apunts/unitat_6_magnetisme/e_apunts_ud_6_gs.pdf">unitat 6</text:a>.</text:p>
      <text:p text:style-name="P96">Comentat apartat 1.4 Permeabilidad y saturación</text:p>
      <text:p text:style-name="P15"/>
      <text:p text:style-name="P80"/>
      <text:p text:style-name="P153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6"/>
      <text:p text:style-name="P96">Preparació examen.</text:p>
      <text:p text:style-name="P67"/>
      <text:p text:style-name="P54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6"/>
      <text:p text:style-name="P96">Examen</text:p>
      <text:p text:style-name="P76"/>
      <text:p text:style-name="P93"/>
      <text:p text:style-name="P93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81"/>
      <text:p text:style-name="P102">Comentem <text:a xlink:type="simple" xlink:href="https://paulinoposada.github.io/web_e/web_e_2425/documents/examens/241128_ome_map33a_examen_sol.pdf">solució examen</text:a></text:p>
      <text:p text:style-name="P80"/>
      <text:p text:style-name="P154"/>
      <text:p text:style-name="P154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7"/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103">Comentem apartat 1.5 Inducción electromagnética</text:p>
      <text:p text:style-name="P103">Comentem apartat 1.6 Inducción mutua</text:p>
      <text:p text:style-name="P103">Comentem els exercicis 1.12-6 i 7</text:p>
      <text:p text:style-name="P68"/>
      <text:p text:style-name="P55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97"/>
      <text:p text:style-name="P104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77"/>
      <text:p text:style-name="P94"/>
      <text:p text:style-name="P94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2"/>
      <text:p text:style-name="P104">Festiu</text:p>
      <text:p text:style-name="P155"/>
      <text:p text:style-name="P155"/>
      <text:p text:style-name="P155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8"/>
      <text:p text:style-name="P105">Baixa</text:p>
      <text:p text:style-name="P56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98"/>
      <text:p text:style-name="P105">Baixa</text:p>
      <text:p text:style-name="P78"/>
      <text:p text:style-name="P95"/>
      <text:p text:style-name="P17"/>
      <text:p text:style-name="P175">Di<text:span text:style-name="T5">vendres</text:span><text:tab/><text:tab/><text:tab/><text:span text:style-name="T63">13</text:span>/<text:span text:style-name="T6">12</text:span>/2<text:span text:style-name="T1">4</text:span></text:p>
      <text:p text:style-name="P83"/>
      <text:p text:style-name="P105">Baixa</text:p>
      <text:p text:style-name="P83"/>
      <text:p text:style-name="P83"/>
      <text:p text:style-name="P155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8"/>
      <text:p text:style-name="P105">Comentem dubtes examen.</text:p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105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98"/>
      <text:p text:style-name="P105">Examen</text:p>
      <text:p text:style-name="P78"/>
      <text:p text:style-name="P95"/>
      <text:p text:style-name="P156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8">Repassem <text:a xlink:type="simple" xlink:href="https://paulinoposada.github.io/web_e/web_e_2425/documents/apunts/unitat_6_magnetisme/e_apunts_ud_6_gs.pdf"><text:span text:style-name="T58">unitat 6</text:span></text:a>.</text:p>
      <text:p text:style-name="P107">Comentem apartat 1.7 Inductores i inductancia</text:p>
      <text:p text:style-name="P99"/>
      <text:p text:style-name="P106"/>
      <text:p text:style-name="P157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8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108">Comentem apartat 1.<text:span text:style-name="T64">8</text:span> <text:span text:style-name="T64">Càlcul d'inductors.</text:span></text:p>
      <text:p text:style-name="P100"/>
      <text:p text:style-name="P158"/>
      <text:p text:style-name="P158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9"/>
      <text:p text:style-name="P90">Co<text:span text:style-name="T60">ntinuat</text:span> amb <text:a xlink:type="simple" xlink:href="https://paulinoposada.github.io/web_e/web_e_2425/documents/apunts/unitat_6_magnetisme/e_apunts_ud_6_gs.pdf">unitat 6</text:a>.</text:p>
      <text:p text:style-name="P109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09"/>
      <text:p text:style-name="P101"/>
      <text:p text:style-name="P159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0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0"/>
      <text:p text:style-name="P21"/>
      <text:p text:style-name="P21">Dijous <text:tab/><text:tab/><text:tab/>16/01/25</text:p>
      <text:p text:style-name="P21"/>
      <text:p text:style-name="P91">Co<text:span text:style-name="T60">ntinuat</text:span> amb <text:a xlink:type="simple" xlink:href="https://paulinoposada.github.io/web_e/web_e_2425/documents/apunts/unitat_6_magnetisme/e_apunts_ud_6_gs.pdf">unitat 6</text:a>.</text:p>
      <text:p text:style-name="P111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76">Di<text:span text:style-name="T66">vendres</text:span> <text:tab/><text:tab/><text:tab/>1<text:span text:style-name="T66">7</text:span>/01/25</text:p>
      <text:p text:style-name="P22"/>
      <text:p text:style-name="P92"><text:span text:style-name="T66">Acabat</text:span> amb <text:a xlink:type="simple" xlink:href="https://paulinoposada.github.io/web_e/web_e_2425/documents/apunts/unitat_6_magnetisme/e_apunts_ud_6_gs.pdf">unitat 6</text:a>.</text:p>
      <text:p text:style-name="P112">Comen<text:span text:style-name="T66">tem</text:span> l<text:span text:style-name="T66">'</text:span>exercici 1.12-13</text:p>
      <text:p text:style-name="P112"/>
      <text:p text:style-name="P113">Començat amb la <text:a xlink:type="simple" xlink:href="https://paulinoposada.github.io/web_e/web_e_2425/documents/apunts/unitat_7_ca/e_apunts_ud_7_gs.pdf">unitat 7</text:a> - Corrent altern</text:p>
      <text:p text:style-name="P112">Come<text:span text:style-name="T66">nçam a comentar l'apartat 1, teoria bàsica.</text:span></text:p>
      <text:p text:style-name="P113"/>
      <text:p text:style-name="P113"/>
      <text:p text:style-name="P160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0"/>
      <text:p text:style-name="P168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7">Comentat el funcionament del circuit.</text:p>
      <text:p text:style-name="P168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21">Baixat al taller. Comencen a muntar la pràctica motor 2, els grups 1 i 2</text:p>
      <text:p text:style-name="P161"/>
      <text:p text:style-name="P161"/>
      <text:p text:style-name="P161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1"/>
      <text:p text:style-name="P114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8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3"/>
      <text:p text:style-name="P113"/>
      <text:p text:style-name="P113"/>
      <text:p text:style-name="P162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2"/>
      <text:p text:style-name="P115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19"/>
      <text:p text:style-name="P119"/>
      <text:p text:style-name="P163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3"/>
      <text:p text:style-name="P169"><text:span text:style-name="T38">C</text:span><text:span text:style-name="T27">omentem dubtes relatius a l'examen de demà.</text:span></text:p>
      <text:p text:style-name="P18"/>
      <text:p text:style-name="P18"/>
      <text:p text:style-name="P164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0"/>
      <text:p text:style-name="P170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2">Comentem la solució de l'examen.</text:p>
      <text:p text:style-name="P122"/>
      <text:p text:style-name="P122"/>
      <text:p text:style-name="P165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65"/>
      <text:p text:style-name="P167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65"/>
      <text:p text:style-name="P165"/>
      <text:p text:style-name="P166"/>
      <text:p text:style-name="P178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66"/>
      <text:p text:style-name="P116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0"/>
      <text:p text:style-name="P123">Comentem apartat 1.1 Corriente alterna monofásica </text:p>
      <text:p text:style-name="P123">Comentem apartat 1.1.1 Esquema de principio de un generador de corriente continua</text:p>
      <text:p text:style-name="P120"><text:span text:style-name="T70">Comentem apartat 1.1.2 Inducción de corriente al mover un conductor dentro de un campo magnético</text:span> </text:p>
      <text:p text:style-name="P123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20"/>
      <text:p text:style-name="P124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34">Crea un sketch que encienda secuencialmente 3 LEDs, con una pausa de 1 segundo entre el encendido y apagado. Dibuja el esquema de montaje de los 3 LEDs. </text:p>
      <text:p text:style-name="P135"/>
      <text:p text:style-name="P135"/>
      <text:p text:style-name="P148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48"/>
      <text:p text:style-name="P136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36"/>
      <text:p text:style-name="P136"/>
      <text:p text:style-name="P148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48"/>
      <text:p text:style-name="P13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7"/>
      <text:p text:style-name="P141">Comentem <text:span text:style-name="T73">exercicis 1.1.5-1 a 4.</text:span></text:p>
      <text:p text:style-name="P136"/>
      <text:p text:style-name="P136"/>
      <text:p text:style-name="P166"/>
      <text:p text:style-name="P25">Divendres <text:tab/><text:tab/><text:tab/>14/02/25</text:p>
      <text:p text:style-name="P25"/>
      <text:p text:style-name="P138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8"/>
      <text:p text:style-name="P142">Comentem l'apartat 1.2.3 Velocitat angular</text:p>
      <text:p text:style-name="P142">Comentem els exercicis 1.2.3-1 i 2.</text:p>
      <text:p text:style-name="P142"/>
      <text:p text:style-name="P142"/>
      <text:p text:style-name="P26">Di<text:span text:style-name="T75">mecres</text:span> <text:tab/><text:tab/><text:tab/>1<text:span text:style-name="T75">9</text:span>/02/25</text:p>
      <text:p text:style-name="P149"/>
      <text:p text:style-name="P145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44">Comentem esquema i muntatge de l'exercici 1 (pàg. 21).</text:p>
      <text:p text:style-name="P144">Muntem la pràctica 2 - LED encès per un polsador.</text:p>
      <text:p text:style-name="P142"/>
      <text:p text:style-name="P27"/>
      <text:p text:style-name="P177">Di<text:span text:style-name="T76">jous</text:span> <text:tab/><text:tab/><text:tab/><text:span text:style-name="T76">20</text:span>/02/25</text:p>
      <text:p text:style-name="P27"/>
      <text:p text:style-name="P139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9"/>
      <text:p text:style-name="P143">Comentem l'apartat 1.2.<text:span text:style-name="T76">4 Seno y coseno.</text:span></text:p>
      <text:p text:style-name="P143">Comentem l'apartat 1.2.<text:span text:style-name="T76">5 Representación gráfica de intensidad y tensión.</text:span></text:p>
      <text:p text:style-name="P146">Comentem l'apartat 1.2.5.1 Ondas de intensidad y tensión en una resistencia</text:p>
      <text:p text:style-name="P146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40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7"/>
      <text:p text:style-name="P147">Repassem l'exercici 1.2.5.1.</text:p>
      <text:p text:style-name="P147">Comentem l'exercici 1.2.5.2.</text:p>
      <text:p text:style-name="P140"/>
      <text:p text:style-name="P140"/>
      <text:p text:style-name="P29">Di<text:span text:style-name="T78">mecres</text:span> <text:tab/><text:tab/><text:tab/><text:span text:style-name="T76">26</text:span>/02/25</text:p>
      <text:p text:style-name="P29"/>
      <text:p text:style-name="P125">Comentem dubtes examen de demà.</text:p>
      <text:p text:style-name="P125"/>
      <text:p text:style-name="P125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5"/>
      <text:p text:style-name="P125"/>
      <text:p text:style-name="P30">Di<text:span text:style-name="T79">jous</text:span> <text:tab/><text:tab/><text:tab/><text:span text:style-name="T76">27</text:span>/02/25</text:p>
      <text:p text:style-name="P30"/>
      <text:p text:style-name="P126">Examen final segona avaluació.</text:p>
      <text:p text:style-name="P126"/>
      <text:p text:style-name="P126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128">Baixem al taller, comencem amb la <text:a xlink:type="simple" xlink:href="https://paulinoposada.github.io/web_e/web_e_2425/documents/practiques/practica_motor_2/practica_motor_2.pdf">pràctica motor 2</text:a>.</text:p>
      <text:p text:style-name="P128"/>
      <text:p text:style-name="P128"/>
      <text:p text:style-name="P32">Di<text:span text:style-name="T81">jous</text:span> <text:tab/><text:tab/><text:tab/><text:span text:style-name="T76">27</text:span>/0<text:span text:style-name="T80">3</text:span>/25</text:p>
      <text:p text:style-name="P32"/>
      <text:p text:style-name="P129">Continuem amb la <text:a xlink:type="simple" xlink:href="https://paulinoposada.github.io/web_e/web_e_2425/documents/apunts/unitat_7_ca/e_apunts_ud_7_gs.pdf">unitat 7</text:a>.</text:p>
      <text:p text:style-name="P129"/>
      <text:p text:style-name="P129">Comentem apartat 13 Formes d'ona en corrent alterna, apartat 14 Medició en corrent alterna i apartat 15 Fase en CA.</text:p>
      <text:p text:style-name="P129"/>
      <text:p text:style-name="P129"/>
      <text:p text:style-name="P33">Di<text:span text:style-name="T82">vendres</text:span> <text:tab/><text:tab/><text:tab/><text:span text:style-name="T76">28</text:span>/0<text:span text:style-name="T80">3</text:span>/25</text:p>
      <text:p text:style-name="P33"/>
      <text:p text:style-name="P130">Continuem amb la <text:a xlink:type="simple" xlink:href="https://paulinoposada.github.io/web_e/web_e_2425/documents/apunts/unitat_7_ca/e_apunts_ud_7_gs.pdf">unitat 7</text:a>.</text:p>
      <text:p text:style-name="P130"/>
      <text:p text:style-name="P130">Comentem apartat 1<text:span text:style-name="T83">6 Com determinar la direcció del corrent en un generador.</text:span></text:p>
      <text:p text:style-name="P130"/>
      <text:p text:style-name="P215"/>
      <text:p text:style-name="P223">Di<text:span text:style-name="T78">mecres</text:span> <text:tab/><text:tab/><text:tab/><text:span text:style-name="T84">02</text:span>/0<text:span text:style-name="T84">4</text:span>/25</text:p>
      <text:p text:style-name="P221"/>
      <text:p text:style-name="P216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216"/>
      <text:p text:style-name="P219">Acaben la práctica motor 2 els grups 1, 2, 4 i 5. Grups 6 i 3 falta acabar.</text:p>
      <text:p text:style-name="P219"/>
      <text:p text:style-name="P216"/>
      <text:p text:style-name="P221">Di<text:span text:style-name="T81">jous</text:span> <text:tab/><text:tab/><text:tab/><text:span text:style-name="T85">03</text:span>/0<text:span text:style-name="T85">4</text:span>/25</text:p>
      <text:p text:style-name="P221"/>
      <text:p text:style-name="P217">Continuem amb la <text:a xlink:type="simple" xlink:href="https://paulinoposada.github.io/web_e/web_e_2425/documents/apunts/unitat_7_ca/e_apunts_ud_7_gs.pdf">unitat 7</text:a>.</text:p>
      <text:p text:style-name="P217">Comentem <text:span text:style-name="T86">exercici 15-3.</text:span></text:p>
      <text:p text:style-name="P217"/>
      <text:p text:style-name="P220">Comencem amb la <text:a xlink:type="simple" xlink:href="https://paulinoposada.github.io/web_e/web_e_2425/documents/apunts/unitat_8_nombres_complexos/e_apunts_ud_8_gs.pdf">unitat 8</text:a>.</text:p>
      <text:p text:style-name="P220">Comentem format polar i rectangular de nombres complexos. Comentem conversió entre els dos formats.</text:p>
      <text:p text:style-name="P217"/>
      <text:p text:style-name="P217"/>
      <text:p text:style-name="P221">Di<text:span text:style-name="T82">vendres</text:span> <text:tab/><text:tab/><text:tab/><text:span text:style-name="T86">04</text:span>/0<text:span text:style-name="T86">4</text:span>/25</text:p>
      <text:p text:style-name="P221"/>
      <text:p text:style-name="P218">Continuem amb la <text:a xlink:type="simple" xlink:href="https://paulinoposada.github.io/web_e/web_e_2425/documents/apunts/unitat_8_nombres_complexos/e_apunts_ud_8_gs.pdf"><text:span text:style-name="T86">unitat 8</text:span></text:a>.</text:p>
      <text:p text:style-name="P217"/>
      <text:p text:style-name="P2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03T13:46:44.835169421</dc:date>
    <meta:editing-duration>PT6H8M46S</meta:editing-duration>
    <meta:editing-cycles>122</meta:editing-cycles>
    <meta:document-statistic meta:table-count="0" meta:image-count="0" meta:object-count="0" meta:page-count="10" meta:paragraph-count="239" meta:word-count="1191" meta:character-count="7813" meta:non-whitespace-character-count="6686"/>
  </office:meta>
</office:document-meta>
</file>